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fo:font-weight="bold" style:font-size-asian="10.5pt" style:font-weight-asian="bold" style:font-size-complex="10.5pt" style:font-weight-complex="bold"/>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802020" style:font-name="Verdana" fo:font-size="12pt" fo:language="none" fo:country="none" fo:font-weight="bold" style:font-name-asian="Verdana" style:font-size-asian="12pt" style:language-asian="none" style:country-asian="none" style:font-weight-asian="bold" style:font-name-complex="Verdana" style:font-size-complex="12pt" style:language-complex="none" style:country-complex="none" style:font-weight-complex="bold"/>
    </style:style>
    <style:style style:name="T3" style:family="text">
      <style:text-properties fo:color="#802020" style:font-name="Georgia" fo:font-size="12pt" fo:language="none" fo:country="none" fo:font-weight="bold" style:font-name-asian="Verdana" style:font-size-asian="12pt" style:language-asian="none" style:country-asian="none" style:font-weight-asian="bold" style:font-name-complex="Verdana" style:font-size-complex="12pt" style:language-complex="none" style:country-complex="none" style:font-weight-complex="bold"/>
    </style:style>
    <style:style style:name="T4" style:family="text">
      <style:text-properties fo:color="#802020" style:font-name="Georgia" fo:font-size="10.5pt" fo:language="none" fo:country="none" fo:font-weight="bold" style:font-name-asian="Verdana" style:font-size-asian="10.5pt" style:language-asian="none" style:country-asian="none" style:font-weight-asian="bold" style:font-name-complex="Verdana" style:font-size-complex="10.5pt" style:language-complex="none" style:country-complex="none" style:font-weight-complex="bold"/>
    </style:style>
    <style:style style:name="T5" style:family="text">
      <style:text-properties style:font-name="Verdana" fo:font-size="12pt" fo:language="none" fo:country="none" style:font-name-asian="Verdana" style:font-size-asian="12pt" style:language-asian="none" style:country-asian="none" style:font-name-complex="Verdana" style:font-size-complex="12pt" style:language-complex="none" style:country-complex="none"/>
    </style:style>
    <style:style style:name="T6" style:family="text">
      <style:text-properties fo:color="#545454" style:font-name="Verdana" fo:font-size="12pt" fo:language="none" fo:country="none" fo:font-style="italic" style:font-name-asian="Verdana" style:font-size-asian="12pt" style:language-asian="none" style:country-asian="none" style:font-style-asian="italic" style:font-name-complex="Verdana" style:font-size-complex="12pt" style:language-complex="none" style:country-complex="none" style:font-style-complex="italic"/>
    </style:style>
    <style:style style:name="T7" style:family="text">
      <style:text-properties fo:color="#545454" style:font-name="Georgia" fo:font-size="12pt" fo:language="none" fo:country="none" fo:font-style="italic" style:font-name-asian="Verdana" style:font-size-asian="12pt" style:language-asian="none" style:country-asian="none" style:font-style-asian="italic" style:font-name-complex="Verdana" style:font-size-complex="12pt" style:language-complex="none" style:country-complex="none" style:font-style-complex="italic"/>
    </style:style>
    <style:style style:name="T8" style:family="text">
      <style:text-properties fo:color="#545454" style:font-name="Georgia" fo:font-size="10.5pt" fo:language="none" fo:country="none" fo:font-style="italic" style:font-name-asian="Verdana" style:font-size-asian="10.5pt" style:language-asian="none" style:country-asian="none" style:font-style-asian="italic" style:font-name-complex="Verdana" style:font-size-complex="10.5pt" style:language-complex="none" style:country-complex="none" style:font-style-complex="italic"/>
    </style:style>
    <style:style style:name="T9" style:family="text">
      <style:text-properties style:font-name="Georgia" fo:font-size="10.5pt" style:font-size-asian="10.5pt" style:font-size-complex="10.5pt"/>
    </style:style>
    <style:style style:name="T10" style:family="text">
      <style:text-properties style:font-name="Georgia" fo:font-size="10.5pt" fo:language="none" fo:country="none" style:font-name-asian="Verdana" style:font-size-asian="10.5pt" style:language-asian="none" style:country-asian="none" style:font-name-complex="Verdana" style:font-size-complex="10.5pt" style:language-complex="none" style:country-complex="none"/>
    </style:style>
    <style:style style:name="T11" style:family="text">
      <style:text-properties style:font-name="Georgia" fo:font-size="12pt" fo:language="none" fo:country="none" style:font-name-asian="Verdana" style:font-size-asian="12pt" style:language-asian="none" style:country-asian="none" style:font-name-complex="Verdana" style:font-size-complex="12pt" style:language-complex="none" style:country-complex="none"/>
    </style:style>
    <style:style style:name="T12" style:family="text">
      <style:text-properties fo:color="#000000" style:font-name="Georgia" fo:font-size="10.5pt" fo:language="none" fo:country="none" fo:font-weight="bold" style:font-name-asian="Verdana" style:font-size-asian="10.5pt" style:language-asian="none" style:country-asian="none" style:font-weight-asian="bold" style:font-name-complex="Verdana" style:font-size-complex="10.5pt" style:language-complex="none" style:country-complex="none" style:font-weight-complex="bold"/>
    </style:style>
    <style:style style:name="T13" style:family="text">
      <style:text-properties fo:color="#000000" style:font-name="Georgia" fo:font-size="10.5pt" fo:language="none" fo:country="none" style:font-name-asian="Verdana" style:font-size-asian="10.5pt" style:language-asian="none" style:country-asian="none" style:font-name-complex="Verdana" style:font-size-complex="10.5pt" style:language-complex="none" style:country-complex="none"/>
    </style:style>
    <style:style style:name="T14" style:family="text">
      <style:text-properties fo:color="#000000" style:font-name="Georgia" fo:font-size="10.5pt" fo:language="none" fo:country="none" fo:font-style="italic" style:font-name-asian="Verdana" style:font-size-asian="10.5pt" style:language-asian="none" style:country-asian="none" style:font-style-asian="italic" style:font-name-complex="Verdana" style:font-size-complex="10.5pt" style:language-complex="none" style:country-complex="none" style:font-style-complex="italic"/>
    </style:style>
    <style:style style:name="T15" style:family="text">
      <style:text-properties fo:color="#000000" style:font-name="Georgia" fo:font-size="10.5pt" fo:language="none" fo:country="none" fo:font-style="italic" fo:font-weight="bold" style:font-name-asian="Verdana" style:font-size-asian="10.5pt" style:language-asian="none" style:country-asian="none" style:font-style-asian="italic" style:font-weight-asian="bold" style:font-name-complex="Verdana" style:font-size-complex="10.5pt" style:language-complex="none" style:country-complex="none" style:font-style-complex="italic" style:font-weight-complex="bold"/>
    </style:style>
    <style:style style:name="T16" style:family="text">
      <style:text-properties fo:color="#000000" style:font-name="Georgia" fo:font-size="10.5pt" fo:language="none" fo:country="none" fo:font-style="italic" fo:font-weight="normal" style:font-name-asian="Verdana" style:font-size-asian="10.5pt" style:language-asian="none" style:country-asian="none" style:font-style-asian="italic" style:font-weight-asian="normal" style:font-name-complex="Verdana" style:font-size-complex="10.5pt" style:language-complex="none" style:country-complex="none" style:font-style-complex="italic" style:font-weight-complex="normal"/>
    </style:style>
    <style:style style:name="T17" style:family="text">
      <style:text-properties fo:color="#000000" style:font-name="Georgia" fo:font-size="10.5pt" fo:language="none" fo:country="none" fo:font-weight="normal" style:font-name-asian="Verdana" style:font-size-asian="10.5pt" style:language-asian="none" style:country-asian="none" style:font-weight-asian="normal" style:font-name-complex="Verdana" style:font-size-complex="10.5pt" style:language-complex="none" style:country-complex="none"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he Last Commandment</text:p>
      <text:p text:style-name="P2"/>
      <text:p text:style-name="P1">Read: Matthew 11:28-30</text:p>
      <text:p text:style-name="P1"><text:s/></text:p>
      <text:p text:style-name="P1">Text: Revelation 22:17 “And the Spirit and the bride say, Come. And let him that heareth say, Come. And let him that is athirst come. And whosoever will, let him take the water of life freely.”</text:p>
      <text:p text:style-name="P1"/>
      <text:p text:style-name="P1"><text:span text:style-name="T1">Introduction:</text:span> <text:s/>When you read the book of Revelation you will discover some difficult scriptures to understand. I struggle with what is literal and what is metaphorical. But the end of the book is simple enough for me to understand. Here are the final words of scripture; the final message that God is giving, the final prophetic words to be penned to all mankind. Here is the final command in all scripture; it is an important command. </text:p>
      <text:p text:style-name="P1"/>
      <text:p text:style-name="P1"><text:span text:style-name="T1">I. The Messengers:</text:span> There are three messengers identified in our text: they are separate in essence but united in message.</text:p>
      <text:p text:style-name="P1"><text:span text:style-name="T1">a. The Spirit:</text:span> This is the Holy Spirit that was sent following<text:span text:style-name="T1"> </text:span>the ascension of Christ back to The Father. He is doing exactly what His job description defines as the work of the Holy Spirit. He is calling men to “Come” to Christ.</text:p>
      <text:p text:style-name="P1"><text:span text:style-name="T1">b. The Bride:</text:span> This bride is the Bride of Christ. The church of Jesus Christ is called the bride of Christ throughout scripture. There is a purpose of marriage and part of this purpose is for a bride if to fulfill the dreams and plans of the groom. Christ is the groom and we are the bride so as we call men and women to “Come” to Christ you can be sure that it is the will of the groom for people to “Come.”</text:p>
      <text:p text:style-name="P1"><text:span text:style-name="T1">c. The Hearers:</text:span> Our text says it this way: “And let him that heareth say, Come.” The call is first for the Holy Spirit, then it is for the Bride of Christ. Both the Spirit and the Bride have a connection and will continue to have a connection with those who come but to the generic crowd of “those who hear” are many who may not be connected to either the Spirit or the Bride. It seems that John is inviting even unbelievers to be a part of sharing the final command of scripture. Anyone who hears the Spirit or the Bride is commanded to pass the message on. In Philippians 1:14-18 Paul says: “And many of the brethren in the Lord, waxing confident by my bonds, are much more bold to speak the word without fear. Some indeed preach Christ even of envy and strife; and some also of good will: The one preach Christ of contention, not sincerely, supposing to add affliction to my bonds: But the other of love, knowing that I am set for the defense of the gospel. What then? notwithstanding, every way, whether in pretence, or in truth, Christ is preached; and I therein do rejoice, yea, and will rejoice.” Paul is asserting that Christ being preached, even by an evil man or for an evil motive is a good thing.</text:p>
      <text:p text:style-name="P1"><text:s text:c="2"/>My brother used to manage a KFC. He told me of a man who would stop in every day for lunch. The man was obnoxious and would daily gripe about the food and yell at the girls who worked the counter. One day my brother came around the counter and told him not to ever come back to the restaurant again. He told him: “If you come back, I will call the police and have you removed.” The man got mad and told him: “I will tell all my friends not to come to this place.” The man was a supervisor at a local business. He kept his word: from that day on many of his employees would stop in for lunch. Danny told me that getting rid of this man was the source of a lot of income for his restaurant. It seems that his employees wanted to come and eat where he was not in attendance.</text:p>
      <text:p text:style-name="P1"><text:s text:c="2"/>God will use even unbelievers to spread His final message.</text:p>
      <text:p text:style-name="P1"/>
      <text:p text:style-name="P1"><text:span text:style-name="T1">II. The Message:</text:span> The final message is one simple word: “Come!”</text:p>
      <text:p text:style-name="P1"><text:span text:style-name="T1">a. Come thirsty:</text:span> The first call is for the thirsty. Are you feeling a thirst for something more? Come! Are you thirsty for a drink of living water? Come! Are you thirsty for something that will last beyond the night? Come!</text:p>
      <text:p text:style-name="P1"><text:span text:style-name="T1">b. Come all:</text:span> the second call is for any, and all who want to, to come. Even if you are not thirsty you may come to this fountain to drink.</text:p>
      <text:p text:style-name="P1"><text:s text:c="2"/>Once I was in Baltimore for an, 8 hour, class (courtesy of the BOP). <text:s/>At lunch time I called home and told Sally that I was going to stop at a restaurant that I had discovered the last time I was there. I said: “I’m not really hungry but I want to eat a sandwich from there.” After lunch I called back. “What did you have for lunch?” she asked. “Well, I had an Italian sub at Pot Bellies and then I wanted a hand spun shake from Chic-fil' so I drove over there and while I was waiting I thought I’d have a sandwich too.” Not too bad for a guy who wasn’t hungry? Huh?</text:p>
      <text:p text:style-name="P1"><text:s text:c="2"/>Many people have found Christ even though they weren’t looking for him.</text:p>
      <text:p text:style-name="P1"/>
      <text:p text:style-name="P1"><text:span text:style-name="T1">Conclude:</text:span> Matthew 25:34 “Then shall the King say unto them on his right hand, Come, ye blessed of my Father, inherit the kingdom prepared for you from the foundation of the world:”</text:p>
      <text:p text:style-name="Standard"><text:span text:style-name="T9"><text:s text:c="2"/>Would you like to: “...</text:span><text:span text:style-name="T17">taste and see that the LORD </text:span><text:span text:style-name="T16">is</text:span><text:span text:style-name="T17"> good...” Psalm 34:8</text:span></text:p>
      <text:p text:style-name="Standard"><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Verdana" style:font-name-asian="Verdana" style:font-name-complex="Verdan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Last Commandment </dc:title>
    <meta:initial-creator>Joel Tice</meta:initial-creator>
    <meta:creation-date>2007-03-31T18:34:00</meta:creation-date>
    <dc:creator>Joel Tice</dc:creator>
    <dc:date>2018-12-01T01:50:25.16</dc:date>
    <meta:editing-cycles>6</meta:editing-cycles>
    <meta:editing-duration>PT10H11M</meta:editing-duration>
    <meta:document-statistic meta:table-count="0" meta:image-count="0" meta:object-count="0" meta:page-count="1" meta:paragraph-count="18" meta:word-count="917" meta:character-count="4790"/>
    <meta:generator>OpenOffice/4.1.3$Win32 OpenOffice.org_project/413m1$Build-9783</meta:generator>
  </office:meta>
</office:document-meta>
</file>